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ase coupling: 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pecify_execution_and_conversion_data.html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/__init__.py: lang co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.py: pass_extension: lang_repr_to_extens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lang_code_to_programming_language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Submission…/helper: json key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multiple_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single_fi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not skip blank stat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s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 wizard’s work tim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: upload sample_… and try out sample fil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tension!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test cnt from lws display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_input_to_problem_upload_wizard: trim smart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 out permission to run checker and rand exec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 permission handling as a separate func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Not enough permissions to run helpers (incust+randcust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Wrong keys in json (footerfiles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NOT SPECIFY C++ ST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104828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9:57:27.014533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4T20:41:20.821295748</dc:date>
    <meta:editing-duration>P5DT23H51M18S</meta:editing-duration>
    <meta:editing-cycles>342</meta:editing-cycles>
    <meta:generator>LibreOffice/7.3.1.3$Linux_X86_64 LibreOffice_project/30$Build-3</meta:generator>
    <meta:document-statistic meta:table-count="1" meta:cell-count="1205" meta:object-count="0"/>
  </office:meta>
</office:document-meta>
</file>